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40pt" officeooo:rsid="001c180a" officeooo:paragraph-rsid="001c180a" style:font-size-asian="40pt" style:font-size-complex="40pt"/>
    </style:style>
    <style:style style:name="P2" style:family="paragraph" style:parent-style-name="Standard">
      <style:text-properties style:font-name="DejaVu Sans" fo:font-size="40pt" officeooo:rsid="001c180a" officeooo:paragraph-rsid="001c180a" style:font-size-asian="40pt" style:font-size-complex="40pt"/>
    </style:style>
    <style:style style:name="P3" style:family="paragraph" style:parent-style-name="Standard">
      <style:text-properties style:font-name="DejaVu Sans" fo:font-size="18pt" officeooo:rsid="001cf70b" officeooo:paragraph-rsid="001cf70b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A B C D E F</text:p>
      <text:p text:style-name="P1"/>
      <text:p text:style-name="P1">a b c d e f </text:p>
      <text:p text:style-name="P1"/>
      <text:p text:style-name="P1"/>
      <text:p text:style-name="P3">the quick brown fox</text:p>
      <text:p text:style-name="P3">jumps over the </text:p>
      <text:p text:style-name="P3">lazy d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7:51:49.446368838</meta:creation-date>
    <dc:date>2018-09-26T17:47:30.031155327</dc:date>
    <meta:editing-duration>PT5M47S</meta:editing-duration>
    <meta:editing-cycles>3</meta:editing-cycles>
    <meta:generator>LibreOffice/6.1.1.2$Linux_X86_64 LibreOffice_project/10$Build-2</meta:generator>
    <meta:document-statistic meta:table-count="0" meta:image-count="0" meta:object-count="0" meta:page-count="1" meta:paragraph-count="5" meta:word-count="21" meta:character-count="65" meta:non-whitespace-character-count="47"/>
  </office:meta>
</office:document-meta>
</file>